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.621cm" style:auto-text-indent="false"/>
    </style:style>
    <style:style style:name="P2" style:family="paragraph" style:parent-style-name="Standard">
      <style:paragraph-properties fo:margin-left="0cm" fo:margin-right="0cm" fo:text-align="center" style:justify-single-word="false" fo:text-indent="0.621cm" style:auto-text-indent="false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left="0cm" fo:margin-right="0cm" fo:text-align="center" style:justify-single-word="false" fo:text-indent="0.621cm" style:auto-text-indent="false"/>
      <style:text-properties fo:font-size="12pt" fo:language="ru" fo:country="RU" fo:font-weight="bol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margin-left="0cm" fo:margin-right="0cm" fo:text-align="justify" style:justify-single-word="false" fo:text-indent="0.621cm" style:auto-text-indent="false"/>
      <style:text-properties fo:font-size="12pt" fo:language="ru" fo:country="RU" fo:font-weight="bold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margin-left="0cm" fo:margin-right="0cm" fo:text-align="justify" style:justify-single-word="false" fo:text-indent="0.621cm" style:auto-text-indent="false"/>
      <style:text-properties fo:font-size="12pt" fo:language="ru" fo:country="RU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0.621cm" style:auto-text-indent="false">
        <style:tab-stops>
          <style:tab-stop style:position="1.157cm"/>
        </style:tab-stops>
      </style:paragraph-properties>
      <style:text-properties fo:font-size="12pt" fo:language="ru" fo:country="RU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0.621cm" style:auto-text-indent="false"/>
      <style:text-properties fo:font-size="12pt" fo:language="ru" fo:country="RU" fo:font-weight="normal" officeooo:paragraph-rsid="00092f88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text-align="center" style:justify-single-word="false" fo:text-indent="0.621cm" style:auto-text-indent="false"/>
      <style:text-properties fo:font-size="12pt" fo:language="ru" fo:country="RU" fo:font-weight="normal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0.621cm" style:auto-text-indent="false"/>
      <style:text-properties fo:font-size="12pt" fo:language="en" fo:country="US" fo:font-weight="bold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margin-left="0cm" fo:margin-right="0cm" fo:text-align="justify" style:justify-single-word="false" fo:text-indent="0.621cm" style:auto-text-indent="false"/>
      <style:text-properties fo:font-size="12pt" fo:language="en" fo:country="US" fo:font-weight="normal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margin-left="0cm" fo:margin-right="0cm" fo:text-align="center" style:justify-single-word="false" fo:text-indent="0.621cm" style:auto-text-indent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left="0cm" fo:margin-right="0cm" fo:text-align="center" style:justify-single-word="false" fo:text-indent="0.621cm" style:auto-text-indent="false"/>
      <style:text-properties fo:font-size="14pt" fo:language="ru" fo:country="RU" fo:font-weight="bold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margin-left="0cm" fo:margin-right="0cm" fo:text-align="center" style:justify-single-word="false" fo:text-indent="0.621cm" style:auto-text-indent="false"/>
      <style:text-properties fo:font-size="14pt" fo:language="ru" fo:country="RU" fo:font-weight="normal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margin-left="0cm" fo:margin-right="0cm" fo:text-align="justify" style:justify-single-word="false" fo:text-indent="0.621cm" style:auto-text-indent="false"/>
    </style:style>
    <style:style style:name="P15" style:family="paragraph" style:parent-style-name="Standard">
      <style:paragraph-properties fo:margin-left="0cm" fo:margin-right="0cm" fo:text-align="justify" style:justify-single-word="false" fo:text-indent="0.621cm" style:auto-text-indent="false"/>
      <style:text-properties fo:font-size="12pt" fo:language="ru" fo:country="RU" fo:font-weight="normal" officeooo:rsid="00092f88" officeooo:paragraph-rsid="00092f88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margin-left="0cm" fo:margin-right="0cm" fo:text-align="justify" style:justify-single-word="false" fo:text-indent="0.621cm" style:auto-text-indent="false"/>
      <style:text-properties fo:font-size="12pt" fo:language="ru" fo:country="RU" fo:font-weight="normal" style:font-size-asian="10.5pt" style:font-weight-asian="normal" style:font-size-complex="12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bold" officeooo:rsid="00092f88" style:font-weight-asian="bold" style:font-weight-complex="bold"/>
    </style:style>
    <style:style style:name="T4" style:family="text">
      <style:text-properties fo:language="en" fo:country="US" officeooo:rsid="0007799a"/>
    </style:style>
    <style:style style:name="T5" style:family="text">
      <style:text-properties fo:language="en" fo:country="US" officeooo:rsid="00092f88"/>
    </style:style>
    <style:style style:name="T6" style:family="text">
      <style:text-properties fo:language="en" fo:country="US" officeooo:rsid="000a92b2"/>
    </style:style>
    <style:style style:name="T7" style:family="text">
      <style:text-properties fo:language="en" fo:country="US" officeooo:rsid="000c08b0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92f88" style:font-weight-asian="bold" style:font-weight-complex="bold"/>
    </style:style>
    <style:style style:name="T10" style:family="text">
      <style:text-properties fo:language="ru" fo:country="RU"/>
    </style:style>
    <style:style style:name="T11" style:family="text">
      <style:text-properties fo:font-size="12pt" fo:language="ru" fo:country="RU" fo:font-weight="normal" style:font-size-asian="10.5pt" style:font-weight-asian="normal" style:font-size-complex="12pt" style:font-weight-complex="normal"/>
    </style:style>
    <style:style style:name="T12" style:family="text">
      <style:text-properties officeooo:rsid="0007799a"/>
    </style:style>
    <style:style style:name="T13" style:family="text">
      <style:text-properties officeooo:rsid="00088998"/>
    </style:style>
    <style:style style:name="T14" style:family="text">
      <style:text-properties officeooo:rsid="00092f88"/>
    </style:style>
    <style:style style:name="T15" style:family="text">
      <style:text-properties officeooo:rsid="000a92b2"/>
    </style:style>
    <style:style style:name="T16" style:family="text">
      <style:text-properties officeooo:rsid="000c08b0"/>
    </style:style>
    <style:style style:name="T17" style:family="text">
      <style:text-properties fo:color="#ff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Редакция этого файла не окончательная, все может быть изменено. Не рекомендуется к применению.</text:p>
      <text:p text:style-name="P1"/>
      <text:p text:style-name="P2">Вызовы <text:span text:style-name="T1">RST 8</text:span>.</text:p>
      <text:p text:style-name="P3"/>
      <text:p text:style-name="P14"><text:a xlink:type="simple" xlink:href="#Основные вызовы"><text:span text:style-name="T11">Основные вызовы</text:span></text:a></text:p>
      <text:p text:style-name="P14"><text:a xlink:type="simple" xlink:href="#Функции менеджера устройств"><text:span text:style-name="T11">Функции менеджера устройств</text:span></text:a></text:p>
      <text:p text:style-name="P14"><text:a xlink:type="simple" xlink:href="#Функции FAT драйвера">Функции FAT драйвера</text:a></text:p>
      <text:p text:style-name="P14"><text:a xlink:type="simple" xlink:href="#Рисование окна по описателю">Рисование окна по описателю</text:a></text:p>
      <text:p text:style-name="P14"><text:a xlink:type="simple" xlink:href="#Печать текстовой строки">Печать текстовой строки</text:a></text:p>
      <text:p text:style-name="P5"/>
      <text:p text:style-name="P5">Вызова всех функций осуществляется командой <text:span text:style-name="T1">RST 8 </text:span>после которой должны находиться 1 или несколько байт уточняющих вызываемые функции. Все требуемые параметры передаются через регистры процессора. При возврате регистры не изменяются, кроме тех в которых производится возврат запрошенных значений.</text:p>
      <text:p text:style-name="P3"/>
      <text:p text:style-name="P11"><text:bookmark-start text:name="Основные вызовы"/>Основные вызовы<text:bookmark-end text:name="Основные вызовы"/></text:p>
      <text:p text:style-name="P3"/>
      <text:p text:style-name="P5">Все вызываемые функции начинаются с кода <text:span text:style-name="T1">0x40.</text:span></text:p>
      <text:p text:style-name="P10"/>
      <text:p text:style-name="P5"><text:span text:style-name="T1">1. </text:span>Инициализация принтера подключаемого через порты <text:span text:style-name="T1">AY. </text:span>Для вызова из Бейсик 48.</text:p>
      <text:p text:style-name="P10"/>
      <text:p text:style-name="P9"><text:tab/><text:tab/>RST 8</text:p>
      <text:p text:style-name="P9"><text:tab/><text:tab/>DB _AY_PRN_INIT</text:p>
      <text:p text:style-name="P10"/>
      <text:p text:style-name="P5">Регистры:</text:p>
      <text:p text:style-name="P5">на входе:<text:tab/><text:tab/>нет</text:p>
      <text:p text:style-name="P5">на выходе:<text:tab/>нет</text:p>
      <text:p text:style-name="P10"/>
      <text:p text:style-name="P5">2. Печать символа на <text:span text:style-name="T1">AY </text:span>принтере.<text:span text:style-name="T1"> </text:span>Для вызова из Бейсик 48.</text:p>
      <text:p text:style-name="P5"/>
      <text:p text:style-name="P4"><text:tab/><text:tab/><text:span text:style-name="T1">RST 8</text:span></text:p>
      <text:p text:style-name="P9"><text:tab/><text:tab/>DB _AY_PRN_A_</text:p>
      <text:p text:style-name="P10"/>
      <text:p text:style-name="P5">Регистры:</text:p>
      <text:p text:style-name="P5">на входе:<text:tab/><text:tab/><text:span text:style-name="T2">A</text:span><text:span text:style-name="T1">=</text:span>код символа из диапазона <text:span text:style-name="T1">0x20...0x7F</text:span></text:p>
      <text:p text:style-name="P5">на выходе:<text:tab/><text:span text:style-name="T2">A</text:span><text:span text:style-name="T1">=</text:span>выставляется после кода <text:span text:style-name="T1">LD A,B:CP 3:SBC A,A (</text:span>при выключенной эмуляции)</text:p>
      <text:p text:style-name="P5"><text:tab/><text:tab/><text:tab/>нет (при включенной эмуляции)</text:p>
      <text:p text:style-name="P5"/>
      <text:p text:style-name="P5">3. Печать токена Бейсика на <text:span text:style-name="T1">AY </text:span>принтере.<text:span text:style-name="T1"> </text:span>Для вызова из Бейсик 48.</text:p>
      <text:p text:style-name="P5"/>
      <text:p text:style-name="P4"><text:tab/><text:tab/><text:span text:style-name="T1">RST 8</text:span></text:p>
      <text:p text:style-name="P9"><text:tab/><text:tab/>DB _AY_PRN_TOKEN</text:p>
      <text:p text:style-name="P10"/>
      <text:p text:style-name="P5">Регистры:</text:p>
      <text:p text:style-name="P5">на входе:<text:tab/><text:tab/><text:span text:style-name="T2">A</text:span><text:span text:style-name="T1">=</text:span>код токена Бейсика</text:p>
      <text:p text:style-name="P5">на выходе:<text:tab/>нет</text:p>
      <text:p text:style-name="P5"/>
      <text:p text:style-name="P5">4. Печать экранной области на <text:span text:style-name="T1">AY </text:span>принтере.<text:span text:style-name="T1"> </text:span>Для вызова из Бейсик 48.</text:p>
      <text:p text:style-name="P5"/>
      <text:p text:style-name="P4"><text:tab/><text:tab/><text:span text:style-name="T1">RST 8</text:span></text:p>
      <text:p text:style-name="P9"><text:tab/><text:tab/>DB _AY_PRN_SCR</text:p>
      <text:p text:style-name="P10"/>
      <text:p text:style-name="P5">Регистры:</text:p>
      <text:p text:style-name="P5">на входе:<text:tab/><text:tab/>нет</text:p>
      <text:p text:style-name="P5">на выходе:<text:tab/><text:span text:style-name="T2">B</text:span><text:span text:style-name="T1">=0xB0 </text:span>(при выключенной эмуляции)</text:p>
      <text:p text:style-name="P5"><text:soft-page-break/><text:span text:style-name="T1"><text:tab/><text:tab/><text:tab/></text:span>нет (при включенной эмуляции)</text:p>
      <text:p text:style-name="P5"/>
      <text:p text:style-name="P5">5. Инициализация эмуляции работы с лентой.<text:span text:style-name="T1"> </text:span>Для вызова из Бейсик 48.</text:p>
      <text:p text:style-name="P5"/>
      <text:p text:style-name="P4"><text:tab/><text:tab/><text:span text:style-name="T1">RST 8</text:span></text:p>
      <text:p text:style-name="P9"><text:tab/><text:tab/>DB _TAPE_INIT</text:p>
      <text:p text:style-name="P10"/>
      <text:p text:style-name="P5">Регистры:</text:p>
      <text:p text:style-name="P5">на входе:<text:tab/><text:tab/>нет</text:p>
      <text:p text:style-name="P5">на выходе:<text:tab/>нет</text:p>
      <text:p text:style-name="P5"/>
      <text:p text:style-name="P5">6. Вызов эмуляции работы с лентой.<text:span text:style-name="T1"> </text:span>Для вызова из Бейсик 48.</text:p>
      <text:p text:style-name="P5"/>
      <text:p text:style-name="P4"><text:tab/><text:tab/><text:span text:style-name="T1">RST 8</text:span></text:p>
      <text:p text:style-name="P9"><text:tab/><text:tab/>DB _TAPE_EMUL</text:p>
      <text:p text:style-name="P10"/>
      <text:p text:style-name="P5">Регистры:</text:p>
      <text:p text:style-name="P5">на входе:<text:tab/><text:tab/><text:span text:style-name="T2">IX</text:span><text:span text:style-name="T1">-</text:span>адрес загрузки</text:p>
      <text:p text:style-name="P5"><text:span text:style-name="T1"><text:tab/><text:tab/><text:tab/></text:span><text:span text:style-name="T2">DE</text:span>-длина в байтах</text:p>
      <text:p text:style-name="P5">на выходе:<text:tab/><text:span text:style-name="T2">C</text:span><text:span text:style-name="T1">=</text:span><text:span text:style-name="T2">A</text:span></text:p>
      <text:p text:style-name="P5"><text:span text:style-name="T2"><text:tab/><text:tab/><text:tab/>F</text:span><text:span text:style-name="T1">=</text:span>выставляется после команды <text:span text:style-name="T1">CP A (</text:span>при выключенной эмуляции)</text:p>
      <text:p text:style-name="P5"><text:tab/><text:tab/><text:tab/><text:span text:style-name="T2">IX</text:span><text:span text:style-name="T1">=</text:span>адрес загрузки+длина блока</text:p>
      <text:p text:style-name="P5"><text:tab/><text:tab/><text:tab/><text:span text:style-name="T2">DE</text:span><text:span text:style-name="T1">=0</text:span></text:p>
      <text:p text:style-name="P5"><text:span text:style-name="T1"><text:tab/><text:tab/><text:tab/></text:span>флаг <text:span text:style-name="T2">Z</text:span><text:span text:style-name="T1">=0</text:span></text:p>
      <text:p text:style-name="P5"><text:span text:style-name="T1"><text:tab/><text:tab/><text:tab/></text:span>флаг <text:span text:style-name="T2">C</text:span><text:span text:style-name="T1">=1</text:span></text:p>
      <text:p text:style-name="P5"/>
      <text:p text:style-name="P5">7. Рисование окна на экране. Подробнее <text:a xlink:type="simple" xlink:href="#Рисование окна по описателю">здесь</text:a>.</text:p>
      <text:p text:style-name="P5"/>
      <text:p text:style-name="P4"><text:tab/><text:tab/><text:span text:style-name="T1">RST 8</text:span></text:p>
      <text:p text:style-name="P9"><text:tab/><text:tab/>DB _WINW</text:p>
      <text:p text:style-name="P10"/>
      <text:p text:style-name="P5">Регистры:</text:p>
      <text:p text:style-name="P5">на входе:<text:tab/><text:tab/><text:span text:style-name="T2">IX</text:span><text:span text:style-name="T1">=</text:span>адрес описателя окна</text:p>
      <text:p text:style-name="P5">на выходе:<text:tab/>нет</text:p>
      <text:p text:style-name="P5"/>
      <text:p text:style-name="P5">8. Печать текстовой строки с управляющими кодами на экране (<text:span text:style-name="T1">ZX screen </text:span>или текстовом)</text:p>
      <text:p text:style-name="P5"/>
      <text:p text:style-name="P4"><text:tab/><text:tab/><text:span text:style-name="T1">RST 8</text:span></text:p>
      <text:p text:style-name="P9"><text:tab/><text:tab/>DB _PRINT_MESSAGE</text:p>
      <text:p text:style-name="P10"/>
      <text:p text:style-name="P5">Регистры:</text:p>
      <text:p text:style-name="P7">на входе:<text:tab/><text:tab/><text:span text:style-name="T3">HL</text:span><text:span text:style-name="T5">=</text:span><text:span text:style-name="T14">адрес текстовой строки, конец строки 0 </text:span></text:p>
      <text:p text:style-name="P7">на выходе:<text:tab/><text:span text:style-name="T14">нет</text:span></text:p>
      <text:p text:style-name="P5"/>
      <text:p text:style-name="P5">9. Печать символа на экране</text:p>
      <text:p text:style-name="P5"/>
      <text:p text:style-name="P4"><text:tab/><text:tab/><text:span text:style-name="T1">RST 8</text:span></text:p>
      <text:p text:style-name="P9"><text:tab/><text:tab/>DB _PRINT_A</text:p>
      <text:p text:style-name="P10"/>
      <text:p text:style-name="P5">Регистры:</text:p>
      <text:p text:style-name="P5">на входе:<text:tab/><text:tab/><text:span text:style-name="T3">A</text:span><text:span text:style-name="T5">=</text:span><text:span text:style-name="T14">код символа для печати</text:span></text:p>
      <text:p text:style-name="P5">на выходе:<text:tab/>нет</text:p>
      <text:p text:style-name="P5"/>
      <text:p text:style-name="P5">10. Скроллирование в окне вверх</text:p>
      <text:p text:style-name="P5"/>
      <text:p text:style-name="P4"><text:tab/><text:tab/><text:span text:style-name="T1">RST 8</text:span></text:p>
      <text:p text:style-name="P9"><text:soft-page-break/><text:tab/><text:tab/>DB _SCROL_UP</text:p>
      <text:p text:style-name="P10"/>
      <text:p text:style-name="P5">Регистры:<text:tab/><text:tab/>нет</text:p>
      <text:p text:style-name="P5">на входе:<text:tab/><text:tab/>нет</text:p>
      <text:p text:style-name="P5">на выходе:<text:tab/></text:p>
      <text:p text:style-name="P5"/>
      <text:p text:style-name="P5">11. Скроллирование в окне вниз</text:p>
      <text:p text:style-name="P5"/>
      <text:p text:style-name="P4"><text:tab/><text:tab/><text:span text:style-name="T1">RST 8</text:span></text:p>
      <text:p text:style-name="P9"><text:tab/><text:tab/>DB _SCROLL_DOWN</text:p>
      <text:p text:style-name="P10"/>
      <text:p text:style-name="P5">Регистры:</text:p>
      <text:p text:style-name="P5">на входе:<text:tab/><text:tab/>нет</text:p>
      <text:p text:style-name="P5">на выходе:<text:tab/>нет</text:p>
      <text:p text:style-name="P5"/>
      <text:p text:style-name="P5">12. Вызов менеджера устройств</text:p>
      <text:p text:style-name="P10"/>
      <text:p text:style-name="P9"><text:tab/><text:tab/>RST 8</text:p>
      <text:p text:style-name="P9"><text:tab/><text:tab/>DB _COM_DEV</text:p>
      <text:p text:style-name="P10"/>
      <text:p text:style-name="P5">Регистры:</text:p>
      <text:p text:style-name="P5">на входе:<text:tab/><text:tab/></text:p>
      <text:p text:style-name="P5">на выходе:<text:tab/></text:p>
      <text:p text:style-name="P5"/>
      <text:p text:style-name="P5">13. Вызов <text:span text:style-name="T1">FAT </text:span>драйвера</text:p>
      <text:p text:style-name="P5"/>
      <text:p text:style-name="P4"><text:tab/><text:tab/><text:span text:style-name="T1">RST 8</text:span></text:p>
      <text:p text:style-name="P9"><text:tab/><text:tab/>DB _COM_FAT</text:p>
      <text:p text:style-name="P10"/>
      <text:p text:style-name="P5">Регистры:</text:p>
      <text:p text:style-name="P5">на входе:<text:tab/><text:tab/></text:p>
      <text:p text:style-name="P5">на выходе:<text:tab/></text:p>
      <text:p text:style-name="P5"/>
      <text:p text:style-name="P5">14. Вызов сортировщика найденных файлов</text:p>
      <text:p text:style-name="P5"/>
      <text:p text:style-name="P4"><text:tab/><text:tab/><text:span text:style-name="T1">RST 8</text:span></text:p>
      <text:p text:style-name="P9"><text:tab/><text:tab/>DB _SORT_FINDFILES</text:p>
      <text:p text:style-name="P10"/>
      <text:p text:style-name="P5">Регистры:</text:p>
      <text:p text:style-name="P5">на входе:<text:tab/><text:tab/><text:span text:style-name="T14">нет</text:span></text:p>
      <text:p text:style-name="P5">на выходе:<text:tab/><text:span text:style-name="T14">нет</text:span></text:p>
      <text:p text:style-name="P5"/>
      <text:p text:style-name="P5">15. Вызов функций монтирования образов</text:p>
      <text:p text:style-name="P5"/>
      <text:p text:style-name="P4"><text:tab/><text:tab/><text:span text:style-name="T1">RST 8</text:span></text:p>
      <text:p text:style-name="P9"><text:tab/><text:tab/>DB _MOUNTER</text:p>
      <text:p text:style-name="P10"/>
      <text:p text:style-name="P5">Регистры:</text:p>
      <text:p text:style-name="P5">на входе:<text:tab/><text:tab/></text:p>
      <text:p text:style-name="P5">на выходе:<text:tab/></text:p>
      <text:p text:style-name="P5"/>
      <text:p text:style-name="P5">16. Установка загрузчика <text:span text:style-name="T1">Hobeta </text:span>и <text:span text:style-name="T1">SPG </text:span>файлов</text:p>
      <text:p text:style-name="P5"/>
      <text:p text:style-name="P4"><text:tab/><text:tab/><text:span text:style-name="T1">RST 8</text:span></text:p>
      <text:p text:style-name="P9"><text:tab/><text:tab/>DB _INST_FATBOOT</text:p>
      <text:p text:style-name="P10"/>
      <text:p text:style-name="P5"><text:soft-page-break/>Регистры:</text:p>
      <text:p text:style-name="P5">на входе:<text:tab/><text:tab/></text:p>
      <text:p text:style-name="P5">на выходе:<text:tab/></text:p>
      <text:p text:style-name="P10"/>
      <text:p text:style-name="P5"><text:span text:style-name="T1">17. </text:span>Работа с ячейками <text:span text:style-name="T1">CMOS</text:span></text:p>
      <text:p text:style-name="P10"/>
      <text:p text:style-name="P9"><text:tab/><text:tab/>RST 8</text:p>
      <text:p text:style-name="P9"><text:tab/><text:tab/>DB _CMOS_RW</text:p>
      <text:p text:style-name="P10"/>
      <text:p text:style-name="P5">Регистры:</text:p>
      <text:p text:style-name="P5">на входе:<text:tab/><text:tab/></text:p>
      <text:p text:style-name="P5">на выходе:<text:tab/></text:p>
      <text:p text:style-name="P3"/>
      <text:p text:style-name="P11"><text:bookmark-start text:name="Функции менеджера устройств"/>Функции менеджера устройств<text:bookmark-end text:name="Функции менеджера устройств"/></text:p>
      <text:p text:style-name="P8"/>
      <text:p text:style-name="P5">Менеджер устройств предназначен для инициализации устройств через их драйвера, переключения между ними, возврат количества устройств и текущего выбранного устройства. При переключении устройств производится смена драйвера устройства и таблицы настроенных переменных привязанных к этому устройству.</text:p>
      <text:p text:style-name="P5"/>
      <text:p text:style-name="P5">1. Поиск и инициализация драйверов устройств.</text:p>
      <text:p text:style-name="P5"/>
      <text:p text:style-name="P5"><text:tab/><text:tab/><text:span text:style-name="T2">RST 8</text:span></text:p>
      <text:p text:style-name="P9"><text:tab/><text:tab/>DB _DEVFIND</text:p>
      <text:p text:style-name="P10"/>
      <text:p text:style-name="P5">Регистры:</text:p>
      <text:p text:style-name="P5">на входе:<text:tab/><text:tab/>нет</text:p>
      <text:p text:style-name="P5">на выходе:<text:tab/><text:span text:style-name="T2">D </text:span><text:span text:style-name="T1">- </text:span>номер текущего выбранного раздела</text:p>
      <text:p text:style-name="P5"><text:tab/><text:tab/><text:tab/><text:span text:style-name="T2">E </text:span>- количество найденных разделов</text:p>
      <text:p text:style-name="P5"><text:tab/><text:tab/><text:tab/><text:span text:style-name="T2">A </text:span><text:span text:style-name="T1">- </text:span>тип текущего выбранного раздела (0-<text:span text:style-name="T1">FAT12, 1-FAT16, 2-FAT32)</text:span></text:p>
      <text:p text:style-name="P5"><text:span text:style-name="T1"><text:tab/><text:tab/><text:tab/></text:span>флаг <text:span text:style-name="T2">C</text:span>=1 - ничего не найдено.</text:p>
      <text:p text:style-name="P10"/>
      <text:p text:style-name="P5"><text:span text:style-name="T1">2. </text:span>Выбор раздела. <text:span text:style-name="T12">Имена дисководов </text:span><text:span text:style-name="T4">A-D </text:span><text:span text:style-name="T12">не учитываются, 0 соотвествует букве </text:span><text:span text:style-name="T4">FAT </text:span><text:span text:style-name="T12">устройства </text:span><text:span text:style-name="T4">E. </text:span><text:span text:style-name="T12">Максимальное количество устройств/разделов ограниченно 16 штук.</text:span></text:p>
      <text:p text:style-name="P5"/>
      <text:p text:style-name="P5"><text:tab/><text:tab/><text:span text:style-name="T2">RST 8</text:span></text:p>
      <text:p text:style-name="P9"><text:tab/><text:tab/>DB _SET_VOL</text:p>
      <text:p text:style-name="P10"/>
      <text:p text:style-name="P5">Регистры:</text:p>
      <text:p text:style-name="P5">на входе:<text:tab/><text:tab/><text:span text:style-name="T2">A</text:span><text:span text:style-name="T1"> -</text:span> номер выбираемого раздела. Может принимать значение от 0 до количества найденных разделов -1.</text:p>
      <text:p text:style-name="P5">на выходе:<text:tab/>флаг <text:span text:style-name="T2">C</text:span><text:span text:style-name="T8">=</text:span>1<text:span text:style-name="T2"> - </text:span>попытка выбрать не <text:span text:style-name="T13">существующий </text:span>раздел.</text:p>
      <text:p text:style-name="P5"/>
      <text:p text:style-name="P5">3. Получить количество найденных разделов, текущий выбранный и его тип. Выдает на выходе тоже, что и функция поиска устройств.</text:p>
      <text:p text:style-name="P5"/>
      <text:p text:style-name="P5"><text:tab/><text:tab/><text:span text:style-name="T2">RST 8</text:span></text:p>
      <text:p text:style-name="P9"><text:tab/><text:tab/>DB _KOL_VOL</text:p>
      <text:p text:style-name="P10"/>
      <text:p text:style-name="P5">Регистры:</text:p>
      <text:p text:style-name="P5">на входе:<text:tab/><text:tab/>нет</text:p>
      <text:p text:style-name="P5">на выходе:<text:tab/><text:span text:style-name="T2">D </text:span><text:span text:style-name="T1">- </text:span>номер текущего выбранного раздела</text:p>
      <text:p text:style-name="P5"><text:tab/><text:tab/><text:tab/><text:span text:style-name="T2">E </text:span>- количество найденных разделов</text:p>
      <text:p text:style-name="P5"><text:tab/><text:tab/><text:tab/><text:span text:style-name="T2">A </text:span><text:span text:style-name="T1">- </text:span>тип текущего раздела (0-<text:span text:style-name="T1">FAT12, 1-FAT16, 2-FAT32)</text:span></text:p>
      <text:p text:style-name="P5"><text:span text:style-name="T1"><text:tab/><text:tab/><text:tab/>флаг </text:span><text:span text:style-name="T2">C</text:span><text:span text:style-name="T1">=1 - ничего не найдено.</text:span></text:p>
      <text:p text:style-name="P10"/>
      <text:p text:style-name="P5"><text:soft-page-break/>4. Получить таблицу найденных разделов.</text:p>
      <text:p text:style-name="P5"/>
      <text:p text:style-name="P5"><text:tab/><text:tab/><text:span text:style-name="T2">RST 8</text:span></text:p>
      <text:p text:style-name="P9"><text:tab/><text:tab/>DB _GET_FNDVOLUME</text:p>
      <text:p text:style-name="P10"/>
      <text:p text:style-name="P5">Регистры:</text:p>
      <text:p text:style-name="P5">на входе:<text:tab/><text:tab/><text:span text:style-name="T2">HL</text:span><text:span text:style-name="T1"> – </text:span>адрес куда перенести таблицу. В указанный адрес переносится 256 байт.</text:p>
      <text:p text:style-name="P5">на выходе:<text:tab/>нет</text:p>
      <text:p text:style-name="P5"/>
      <text:p text:style-name="P6">На каждый найденный раздел отведено 8 байт, максимум найденных разделов 26 (по количеству букв <text:span text:style-name="T1">A...Z</text:span>). Формат таблицы:</text:p>
      <text:p text:style-name="P5"/>
      <text:p text:style-name="P5">+0 <text:s text:c="4"/><text:span text:style-name="T1">=<text:tab/></text:span>0-drive <text:span text:style-name="T1">A</text:span></text:p>
      <text:p text:style-name="P5"><text:tab/><text:tab/>1-<text:span text:style-name="T1">drive</text:span> B</text:p>
      <text:p text:style-name="P5"><text:tab/><text:tab/>2-<text:span text:style-name="T1">drive</text:span> C</text:p>
      <text:p text:style-name="P5"><text:tab/><text:tab/>3-<text:span text:style-name="T1">drive</text:span> D</text:p>
      <text:p text:style-name="P5"><text:tab/><text:tab/>4-SD карта ZC</text:p>
      <text:p text:style-name="P5"><text:tab/><text:tab/>5-SD карта <text:span text:style-name="T1">NeoGS</text:span></text:p>
      <text:p text:style-name="P5"><text:tab/><text:tab/>6-HDD N<text:span text:style-name="T1">emo</text:span></text:p>
      <text:p text:style-name="P5"><text:tab/><text:tab/>7-HDD SMUC</text:p>
      <text:p text:style-name="P5">+1 <text:s text:c="4"/>=<text:tab/>для SD всегда 0</text:p>
      <text:p text:style-name="P5"><text:tab/><text:tab/>для HDD 0-<text:span text:style-name="T1">Master</text:span>, 1-<text:span text:style-name="T1">Slave</text:span></text:p>
      <text:p text:style-name="P5">+2 <text:s text:c="4"/><text:span text:style-name="T1">=<text:tab/></text:span>тип раздела, сейчас только разделы:</text:p>
      <text:p text:style-name="P5"><text:tab/><text:tab/>0 - FAT12 (1)</text:p>
      <text:p text:style-name="P5"><text:tab/><text:tab/>1 <text:span text:style-name="T1">-</text:span> FAT16 (<text:span text:style-name="T1">4,6,0x0E</text:span>)</text:p>
      <text:p text:style-name="P5"><text:tab/><text:tab/>2 –<text:span text:style-name="T1"> </text:span>FAT32 <text:span text:style-name="T1">(0x0B</text:span>,<text:span text:style-name="T1">0x0C)</text:span></text:p>
      <text:p text:style-name="P5">+3 <text:s text:c="4"/>=<text:tab/>стартовый сектор раздела</text:p>
      <text:p text:style-name="P5">+7 <text:s text:c="4"/>=<text:tab/>резерв</text:p>
      <text:p text:style-name="P5"/>
      <text:p text:style-name="P5">Дисководы пока никак не поддержаны.</text:p>
      <text:p text:style-name="P5"/>
      <text:p text:style-name="P15">5. Полная переинициализация переменных выбранного раздела.</text:p>
      <text:p text:style-name="P5"/>
      <text:p text:style-name="P7"><text:span text:style-name="T14"><text:tab/><text:tab/></text:span><text:span text:style-name="T3">RST 8</text:span></text:p>
      <text:p text:style-name="P7"><text:span text:style-name="T14"><text:tab/><text:tab/></text:span><text:span text:style-name="T3">DB </text:span><text:span text:style-name="T9">_FREINIT_VOL</text:span></text:p>
      <text:p text:style-name="P15"/>
      <text:p text:style-name="P7"><text:span text:style-name="T14">6. </text:span><text:span text:style-name="T15">Прямой вызов текущего выбранного драйвера.</text:span></text:p>
      <text:p text:style-name="P15"/>
      <text:p text:style-name="P7"><text:span text:style-name="T14"><text:tab/><text:tab/></text:span><text:span text:style-name="T3">RST 8</text:span></text:p>
      <text:p text:style-name="P7"><text:span text:style-name="T14"><text:tab/><text:tab/></text:span><text:span text:style-name="T3">DB </text:span><text:span text:style-name="T9">_TO_DRV</text:span></text:p>
      <text:p text:style-name="P15"/>
      <text:p text:style-name="P7"><text:span text:style-name="T14">7. </text:span><text:span text:style-name="T15">Установка битов устройства для вызова драйвера </text:span><text:span text:style-name="T6">HDD.</text:span></text:p>
      <text:p text:style-name="P15"/>
      <text:p text:style-name="P7"><text:span text:style-name="T14"><text:tab/><text:tab/></text:span><text:span text:style-name="T3">RST 8</text:span></text:p>
      <text:p text:style-name="P7"><text:span text:style-name="T14"><text:tab/><text:tab/></text:span><text:span text:style-name="T3">DB </text:span><text:span text:style-name="T9">_SET_DEVICE</text:span></text:p>
      <text:p text:style-name="P15"/>
      <text:p text:style-name="P7"><text:span text:style-name="T14">8. </text:span><text:span text:style-name="T16">Контроль наличия </text:span><text:span text:style-name="T7">SD </text:span><text:span text:style-name="T16">карт.</text:span></text:p>
      <text:p text:style-name="P15"/>
      <text:p text:style-name="P7"><text:span text:style-name="T14"><text:tab/><text:tab/></text:span><text:span text:style-name="T3">RST 8</text:span></text:p>
      <text:p text:style-name="P7"><text:span text:style-name="T14"><text:tab/><text:tab/></text:span><text:span text:style-name="T3">DB </text:span><text:span text:style-name="T9">_CONTROL_SD</text:span></text:p>
      <text:p text:style-name="P15"/>
      <text:p text:style-name="P7"><text:span text:style-name="T14">9. </text:span><text:span text:style-name="T16">Прямой вызов драйвера </text:span><text:span text:style-name="T7">HDD.</text:span></text:p>
      <text:p text:style-name="P15"/>
      <text:p text:style-name="P7"><text:span text:style-name="T14"><text:tab/><text:tab/></text:span><text:span text:style-name="T3">RST 8</text:span></text:p>
      <text:p text:style-name="P7"><text:span text:style-name="T14"><text:tab/><text:tab/></text:span><text:span text:style-name="T3">DB </text:span><text:span text:style-name="T9">_COMHDDN</text:span></text:p>
      <text:p text:style-name="P15"><text:s/></text:p>
      <text:p text:style-name="P12"><text:bookmark-start text:name="Функции FAT драйвера"/><text:soft-page-break/>Функции <text:span text:style-name="T1">FAT </text:span>драйвера<text:bookmark-end text:name="Функции FAT драйвера"/></text:p>
      <text:p text:style-name="P13"/>
      <text:p text:style-name="P5">1. Инициализация переменных текущего выбранного раздела. Используется менеджером устройств, не рекомендуется вызывать.</text:p>
      <text:p text:style-name="P5"/>
      <text:p text:style-name="P5"><text:tab/><text:tab/><text:span text:style-name="T2">RST 8</text:span></text:p>
      <text:p text:style-name="P9"><text:tab/><text:tab/>DB _COM_FAT</text:p>
      <text:p text:style-name="P9"><text:tab/><text:tab/>DB _INIT_FATVARS</text:p>
      <text:p text:style-name="P10"/>
      <text:p text:style-name="P5">Регистры:</text:p>
      <text:p text:style-name="P5">на входе:<text:tab/><text:tab/>нет</text:p>
      <text:p text:style-name="P5">на выходе:<text:tab/>нет</text:p>
      <text:p text:style-name="P5"/>
      <text:p text:style-name="P5">2. Получение описателя файла. Переносит по указанному адресу 32 байтный описатель файла.</text:p>
      <text:p text:style-name="P5"/>
      <text:p text:style-name="P5"><text:tab/><text:tab/><text:span text:style-name="T2">RST 8</text:span></text:p>
      <text:p text:style-name="P9"><text:tab/><text:tab/>DB _COM_FAT</text:p>
      <text:p text:style-name="P9"><text:tab/><text:tab/>DB _READ_DIR</text:p>
      <text:p text:style-name="P10"/>
      <text:p text:style-name="P5">Регистры:</text:p>
      <text:p text:style-name="P5">на входе:<text:tab/><text:tab/><text:span text:style-name="T2">HL</text:span><text:span text:style-name="T1">-</text:span>адрес куда переносить 32 байта описателя</text:p>
      <text:p text:style-name="P5"><text:tab/><text:tab/><text:tab/><text:span text:style-name="T2">BC</text:span><text:span text:style-name="T1">-</text:span>номер файла</text:p>
      <text:p text:style-name="P5">на выходе:<text:tab/>нет</text:p>
      <text:p text:style-name="P5"/>
      <text:p text:style-name="P5">3. Вход в директорию/выход в предыдущую директорию.</text:p>
      <text:p text:style-name="P5"/>
      <text:p text:style-name="P5"><text:tab/><text:tab/><text:span text:style-name="T2">RST 8</text:span></text:p>
      <text:p text:style-name="P9"><text:tab/><text:tab/>DB _COM_FAT</text:p>
      <text:p text:style-name="P9"><text:tab/><text:tab/>DB _ENTER_DIR</text:p>
      <text:p text:style-name="P10"/>
      <text:p text:style-name="P5">Регистры:</text:p>
      <text:p text:style-name="P5">на входе:<text:tab/><text:tab/>нет</text:p>
      <text:p text:style-name="P5">на выходе:<text:tab/>нет</text:p>
      <text:p text:style-name="P5"/>
      <text:p text:style-name="P5">4. Получение длинного имени файла. Переносит в указанный адрес 256 байт (до 255 байт имени и байт 0 как признак конца имени). При отсуствии длинного имени выдает короткое вида 8.3.</text:p>
      <text:p text:style-name="P5"/>
      <text:p text:style-name="P5"><text:tab/><text:tab/><text:span text:style-name="T2">RST 8</text:span></text:p>
      <text:p text:style-name="P9"><text:tab/><text:tab/>DB _COM_FAT</text:p>
      <text:p text:style-name="P9"><text:tab/><text:tab/>DB _GET_LONGNAME</text:p>
      <text:p text:style-name="P10"/>
      <text:p text:style-name="P5">Регистры:</text:p>
      <text:p text:style-name="P5">на входе:<text:tab/><text:tab/><text:span text:style-name="T2">HL</text:span><text:span text:style-name="T1">-</text:span>адрес куда перенести 256 байт длинного имени.</text:p>
      <text:p text:style-name="P5">на выходе:<text:tab/>нет</text:p>
      <text:p text:style-name="P5"/>
      <text:p text:style-name="P5">5. Поиск файла/директории по имени. Поиск по текстовой строке вида <text:span text:style-name="T1">filename.ext, </text:span>завершение строки байтом с кодом менее <text:span text:style-name="T1">0x21 </text:span>(пробел тоже является признаком конца строки)<text:span text:style-name="T1">. </text:span>Имя и расширение не нужно дополнять до вида 8.3. Возможен поиск например по строке <text:span text:style-name="T1">abc.$C</text:span></text:p>
      <text:p text:style-name="P5"/>
      <text:p text:style-name="P5"><text:tab/><text:tab/><text:span text:style-name="T2">RST 8</text:span></text:p>
      <text:p text:style-name="P9"><text:tab/><text:tab/>DB _COM_FAT</text:p>
      <text:p text:style-name="P9"><text:tab/><text:tab/>DB _FIND_NAME</text:p>
      <text:p text:style-name="P10"/>
      <text:p text:style-name="P5">Регистры:</text:p>
      <text:p text:style-name="P5">на входе:<text:tab/><text:tab/><text:span text:style-name="T2">HL</text:span>-адрес текстовой строки для поиска</text:p>
      <text:p text:style-name="P5">на выходе:<text:tab/><text:span text:style-name="T2">BC</text:span>-номер записи</text:p>
      <text:p text:style-name="P5"><text:soft-page-break/><text:tab/><text:tab/><text:tab/>флаг <text:span text:style-name="T8">С</text:span>=1 ничего не найдено</text:p>
      <text:p text:style-name="P5"/>
      <text:p text:style-name="P5">6. Поиск всех файлов и директорий в текущей директории. Возможен поиск по расширению. Директории находятся всегда. </text:p>
      <text:p text:style-name="P5"/>
      <text:p text:style-name="P5"><text:tab/><text:tab/><text:span text:style-name="T2">RST 8</text:span></text:p>
      <text:p text:style-name="P9"><text:tab/><text:tab/>DB _COM_FAT</text:p>
      <text:p text:style-name="P9"><text:tab/><text:tab/>DB _FIND_FILEITEM</text:p>
      <text:p text:style-name="P10"/>
      <text:p text:style-name="P5">Регистры:</text:p>
      <text:p text:style-name="P5">на входе:<text:tab/><text:tab/>нет</text:p>
      <text:p text:style-name="P5">на выходе:<text:tab/><text:span text:style-name="T2">BC</text:span><text:span text:style-name="T1">-</text:span>количество найденного</text:p>
      <text:p text:style-name="P5"><text:tab/><text:tab/><text:tab/><text:span text:style-name="T2">A</text:span>-номер страницы куда сложена таблица найденных описателей</text:p>
      <text:p text:style-name="P5"/>
      <text:p text:style-name="P5">7. Установка расширений файла для поиска (до 16 расширений). </text:p>
      <text:p text:style-name="P5"/>
      <text:p text:style-name="P5"><text:tab/><text:tab/><text:span text:style-name="T2">RST 8</text:span></text:p>
      <text:p text:style-name="P9"><text:tab/><text:tab/>DB _COM_FAT</text:p>
      <text:p text:style-name="P9"><text:tab/><text:tab/>DB _SET_MASK_EXT</text:p>
      <text:p text:style-name="P10"/>
      <text:p text:style-name="P5">Регистры:</text:p>
      <text:p text:style-name="P5">на входе:<text:tab/><text:tab/><text:span text:style-name="T2">A</text:span><text:span text:style-name="T1">=0 </text:span>отключение поиска по расширению</text:p>
      <text:p text:style-name="P5"><text:tab/><text:tab/><text:tab/><text:span text:style-name="T2">A</text:span>=любое число установка расширений для поиска</text:p>
      <text:p text:style-name="P5"><text:tab/><text:tab/><text:tab/><text:span text:style-name="T2">HL</text:span><text:span text:style-name="T1">-</text:span>адрес строки расширений заканчивающийся байтом 0</text:p>
      <text:p text:style-name="P5">на выходе:<text:tab/>нет</text:p>
      <text:p text:style-name="P5"/>
      <text:p text:style-name="P10">8. <text:span text:style-name="T10">Открытие файла.</text:span></text:p>
      <text:p text:style-name="P5"/>
      <text:p text:style-name="P9"><text:tab/><text:tab/>RST 8</text:p>
      <text:p text:style-name="P9"><text:tab/><text:tab/>DB _COM_FAT</text:p>
      <text:p text:style-name="P9"><text:tab/><text:tab/>DB _OPEN_FILE</text:p>
      <text:p text:style-name="P10"/>
      <text:p text:style-name="P5">Регистры:</text:p>
      <text:p text:style-name="P5">на входе:<text:tab/><text:tab/>нет</text:p>
      <text:p text:style-name="P5">на выходе:<text:tab/>нет</text:p>
      <text:p text:style-name="P10"/>
      <text:p text:style-name="P10">9. <text:span text:style-name="T10">Последовательное чтение открытого файла.</text:span></text:p>
      <text:p text:style-name="P5"/>
      <text:p text:style-name="P9"><text:tab/><text:tab/>RST 8</text:p>
      <text:p text:style-name="P9"><text:tab/><text:tab/>DB _COM_FAT</text:p>
      <text:p text:style-name="P9"><text:tab/><text:tab/>DB _READ_FILE</text:p>
      <text:p text:style-name="P10"/>
      <text:p text:style-name="P5">Регистры:</text:p>
      <text:p text:style-name="P5">на входе:<text:tab/><text:tab/><text:span text:style-name="T2">A</text:span>-количество секторов для загрузки</text:p>
      <text:p text:style-name="P5"><text:span text:style-name="T1"><text:tab/><text:tab/><text:tab/></text:span><text:span text:style-name="T2">HL</text:span>-адрес загрузки</text:p>
      <text:p text:style-name="P5">на выходе:<text:tab/>флаг <text:span text:style-name="T2">C</text:span><text:span text:style-name="T1">=1 </text:span>файл закончился</text:p>
      <text:p text:style-name="P10"/>
      <text:p text:style-name="P5">10. Создание таблицы кластеров текущей директории, <text:span text:style-name="T17">не рекомендуется к применению</text:span>.</text:p>
      <text:p text:style-name="P5"/>
      <text:p text:style-name="P4"><text:tab/><text:tab/><text:span text:style-name="T1">RST 8</text:span></text:p>
      <text:p text:style-name="P9"><text:tab/><text:tab/>DB _COM_FAT</text:p>
      <text:p text:style-name="P9"><text:tab/><text:tab/>DB _INIT_TEKDIR</text:p>
      <text:p text:style-name="P5"/>
      <text:p text:style-name="P5">Регистры:</text:p>
      <text:p text:style-name="P5">на входе:<text:tab/><text:tab/>нет</text:p>
      <text:p text:style-name="P5">на выходе:<text:tab/>нет</text:p>
      <text:p text:style-name="P5"><text:soft-page-break/></text:p>
      <text:p text:style-name="P5">11. Работа с текущей позицией в текущей директории. Имеет несколько подфунций.</text:p>
      <text:p text:style-name="P5"/>
      <text:p text:style-name="P4"><text:tab/><text:tab/><text:span text:style-name="T1">RST 8</text:span></text:p>
      <text:p text:style-name="P9"><text:tab/><text:tab/>DB _COM_FAT</text:p>
      <text:p text:style-name="P9"><text:tab/><text:tab/>DB _POS_FILES</text:p>
      <text:p text:style-name="P5"/>
      <text:p text:style-name="P5">Регистры:</text:p>
      <text:p text:style-name="P5">на входе:<text:tab/><text:tab/><text:span text:style-name="T2">A</text:span>-номер подфункции</text:p>
      <text:p text:style-name="P5"><text:span text:style-name="T1"><text:tab/><text:tab/><text:tab/></text:span><text:span text:style-name="T2">BC</text:span>-номер позиции</text:p>
      <text:p text:style-name="P5">на выходе:<text:tab/><text:span text:style-name="T2">BC</text:span><text:span text:style-name="T1">-</text:span>номер позиции</text:p>
      <text:p text:style-name="P5"/>
      <text:p text:style-name="P5">Подфункции:</text:p>
      <text:p text:style-name="P5">00-сохранение текущей позиции файла (сохраняется внутри функции)</text:p>
      <text:p text:style-name="P5">01-восстановление текущей позиции файла (сохраняется внутри функции)</text:p>
      <text:p text:style-name="P5">02-сброс текущей позиции в 0 и поиск первой "легальной" записи </text:p>
      <text:p text:style-name="P5">03-перемотать на "<text:span text:style-name="T1">B</text:span>" файлов назад</text:p>
      <text:p text:style-name="P5">04-перемотать на "<text:span text:style-name="T1">B</text:span>" файлов вперед</text:p>
      <text:p text:style-name="P5">05-подсчет количества "легальных" записей</text:p>
      <text:p text:style-name="P5">06-установить номер "легальной" записи из "<text:span text:style-name="T1">BC</text:span>"</text:p>
      <text:p text:style-name="P5">07-вернуть в "<text:span text:style-name="T1">BC</text:span>" текущий номер "легальной" записи</text:p>
      <text:p text:style-name="P5"/>
      <text:p text:style-name="P5">"Легальная" запись - реальный описатель файла вида 8.3. Дополнения для хранения длинного имени удаленные файлы не учитываются.</text:p>
      <text:p text:style-name="P5"/>
      <text:p text:style-name="P11"><text:bookmark-start text:name="Рисование окна по описателю"/>Рисование окна по описателю<text:bookmark-end text:name="Рисование окна по описателю"/></text:p>
      <text:p text:style-name="P5"/>
      <text:p text:style-name="P5">Адрес описателя окна должен быть указан в регистре <text:span text:style-name="T1">IX.</text:span></text:p>
      <text:p text:style-name="P10"/>
      <text:p text:style-name="P5">Описатель окна:</text:p>
      <text:p text:style-name="P5"/>
      <text:p text:style-name="P5">+00 (<text:span text:style-name="T1">byte</text:span>) - Х координата окна (в знакоместах)</text:p>
      <text:p text:style-name="P5">+01 (<text:span text:style-name="T1">byte</text:span>) - <text:span text:style-name="T1">Y </text:span>координата окна (в знакоместах)</text:p>
      <text:p text:style-name="P5">+02 (<text:span text:style-name="T1">byte</text:span>) <text:span text:style-name="T1">-</text:span> <text:span text:style-name="T1">V </text:span>высота окна (в знакоместах)</text:p>
      <text:p text:style-name="P5">+03 (<text:span text:style-name="T1">byte</text:span>) - <text:span text:style-name="T1">H </text:span>ширина окна (в знакоместах)</text:p>
      <text:p text:style-name="P5">+04 <text:span text:style-name="T1">(byte) </text:span>- <text:span text:style-name="T1">C </text:span>цвет окна</text:p>
      <text:p text:style-name="P5">+05 <text:span text:style-name="T1">(byte) </text:span>- <text:span text:style-name="T1">C </text:span>цвет курсорной полосы для меню</text:p>
      <text:p text:style-name="P5">+06 <text:span text:style-name="T1">(byte) </text:span>- <text:span text:style-name="T1">F </text:span>флаговый байт, раскладка по битам:</text:p>
      <text:p text:style-name="P5"><text:tab/>7 - 1-рисовать нижний заголовок, 0-нет (цветная полоса внизу окна цветом инверсным цвету окна)</text:p>
      <text:p text:style-name="P5"><text:tab/>6 - 1-окно без рамки, 0-с рамкой</text:p>
      <text:p text:style-name="P5"><text:tab/>5 - 1-рисовать верхний заголовок, 0-нет (цветная полоса внизу окна цветом инверсным цвету окна)</text:p>
      <text:p text:style-name="P5"><text:tab/>4 - 1-печать текст в окне, 0-не печатать</text:p>
      <text:p text:style-name="P5"><text:tab/>3 -</text:p>
      <text:p text:style-name="P5"><text:tab/>2 -</text:p>
      <text:p text:style-name="P5"><text:tab/>1 -</text:p>
      <text:p text:style-name="P5"><text:tab/>0 - </text:p>
      <text:p text:style-name="P5">+07 <text:span text:style-name="T1">(byte) </text:span>- <text:span text:style-name="T1">N </text:span>номер строки в окне. Если бит 7=1, то байты +8-+9 указывают на адрес хранения номера пункта меню. При бит 7=0 в байта +8-+9 находится номер пункта в окне.</text:p>
      <text:p text:style-name="P5">+08 <text:span text:style-name="T1">(word)</text:span> номер пункта в окне или адрес хранения номера пункта в меню</text:p>
      <text:p text:style-name="P5">+<text:span text:style-name="T1">0A (word) </text:span>количество пунктов в меню</text:p>
      <text:p text:style-name="P5">+0<text:span text:style-name="T1">C (word) </text:span>адрес нахождения текста для печати в этом окне</text:p>
      <text:p text:style-name="P5">+0<text:span text:style-name="T1">E (word) </text:span>адрес нахождения списка адресов в соответствии для вызова</text:p>
      <text:p text:style-name="P5">+<text:span text:style-name="T1">10 (word) </text:span>адрес списка активных зон для мыши</text:p>
      <text:p text:style-name="P5">+12 (<text:span text:style-name="T1">word</text:span>) адрес списка горячих клавиш</text:p>
      <text:p text:style-name="P5"><text:soft-page-break/></text:p>
      <text:p text:style-name="P5">При количество пунктов меню больше высоты окна -2 производится скроллирование при попытке перемещение за пределы высоты окна -2. Сделано в первую очередь для вывода списка файлов с любых носителей, для меню не учитывается. Количество пунктов меню не должно превышать высоту окна -2.</text:p>
      <text:p text:style-name="P5">Список активных зон для мыши состоит из 6 байтных значений:</text:p>
      <text:p text:style-name="P5"/>
      <text:p text:style-name="P5">+0 - на данный момент зарезервировано</text:p>
      <text:p text:style-name="P5">+1 - <text:span text:style-name="T1">X </text:span>коодината</text:p>
      <text:p text:style-name="P5">+2 - <text:span text:style-name="T1">Y </text:span>координата</text:p>
      <text:p text:style-name="P5">+3 - <text:span text:style-name="T1">V </text:span>высота</text:p>
      <text:p text:style-name="P5">+4 - <text:span text:style-name="T1">H </text:span>ширина</text:p>
      <text:p text:style-name="P5">+5 - <text:span text:style-name="T1">K </text:span>код горячей клавиши</text:p>
      <text:p text:style-name="P5"/>
      <text:p text:style-name="P11"><text:bookmark-start text:name="Печать текстовой строки"/>Печать текстовой строки<text:bookmark-end text:name="Печать текстовой строки"/></text:p>
      <text:p text:style-name="P11"/>
      <text:p text:style-name="P5">При печати текста на экране можно использовать некоторые управляющие коды. При печати на стандартном <text:span text:style-name="T1">ZX </text:span>экране знакоместом считается символ размеров 6х8.</text:p>
      <text:p text:style-name="P5"/>
      <text:p text:style-name="P5">Код 1 - установка позиции печати в окне в исходную позицию. Для <text:span text:style-name="T1">ZX </text:span>экрана считается от позиции левого верхнего угла окна по формуле <text:span text:style-name="T1">X*8+1, Y*8. </text:span>Для текстового экрана по формуле <text:span text:style-name="T1">X+1, Y. </text:span></text:p>
      <text:p text:style-name="P5">Код 3 - при печати текста на стандартном <text:span text:style-name="T1">ZX </text:span>экране центрирует печатаемую строку по ширине окна. Выравнивание производится для символов с кодом <text:span text:style-name="T1">0x20...0xFF. </text:span>Код менее <text:span text:style-name="T1">0x20 </text:span>считается концом выравниваемой строки. При печати на экране текстового режима код 3 игнорируется, центрирование строки не производится.</text:p>
      <text:p text:style-name="P5">Код 9,<text:span text:style-name="T1">x</text:span> - табулятор, <text:span text:style-name="T1">x</text:span>-количество знакомест.</text:p>
      <text:p text:style-name="P5">Код 0<text:span text:style-name="T1">x0D </text:span>- перевод печати на новую строку. Для <text:span text:style-name="T1">ZX </text:span>экрана новая строка начинается с левого края окна +1 пиксель, для текстового экрана левый край окна +1 знакоместо.</text:p>
      <text:p text:style-name="P5">Код 0<text:span text:style-name="T1">x16,y,x -</text:span> принудительная установка позиции печати. Для <text:span text:style-name="T1">ZX </text:span>экрана позиция печать задается в пикселях, для текстового экрана в знакоместах.</text:p>
      <text:p text:style-name="P5">Код <text:span text:style-name="T1">0x17,c </text:span>- указание цвета при печати. Если с=0<text:span text:style-name="T1">xFF </text:span>печать производится без изменения цвета печатаемой позиции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97cm" fo:margin-bottom="1.048cm" fo:margin-left="1.072cm" fo:margin-right="1.02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9T12:20:08.64</meta:creation-date>
    <dc:date>2012-12-10T12:25:39.65</dc:date>
    <meta:editing-duration>P5DT27M26S</meta:editing-duration>
    <meta:editing-cycles>69</meta:editing-cycles>
    <meta:generator>LibreOffice/3.6$Windows_x86 LibreOffice_project/2ef5aff-a6fb0ff-166bdff-cf087ad-0f1389</meta:generator>
    <meta:document-statistic meta:table-count="0" meta:image-count="0" meta:object-count="0" meta:page-count="9" meta:paragraph-count="322" meta:word-count="1670" meta:character-count="10782" meta:non-whitespace-character-count="9098"/>
  </office:meta>
</office:document-meta>
</file>